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ff4000" style:text-align-source="fix" style:repeat-content="false"/>
      <style:paragraph-properties fo:text-align="end" fo:margin-left="0in"/>
      <style:text-properties style:use-window-font-color="true"/>
    </style:style>
    <style:style style:name="ce7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9"/>
        <table:table-column table:style-name="co5" table:number-columns-repeated="5" table:default-cell-style-name="ce1"/>
        <table:table-column table:style-name="co5" table:default-cell-style-name="Default"/>
        <table:table-row table:style-name="ro1">
          <table:table-cell table:style-name="Default" office:value-type="string" calcext:value-type="string">
            <text:p>Map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uthor</text:p>
          </table:table-cell>
          <table:table-cell table:style-name="Default" office:value-type="string" calcext:value-type="string">
            <text:p>Min FPS in 1600x900</text:p>
          </table:table-cell>
          <table:table-cell table:style-name="Default" office:value-type="string" calcext:value-type="string">
            <text:p>AI working?</text:p>
          </table:table-cell>
          <table:table-cell table:style-name="Default" office:value-type="string" calcext:value-type="string">
            <text:p>Sound ok?</text:p>
          </table:table-cell>
          <table:table-cell table:style-name="Default" office:value-type="string" calcext:value-type="string">
            <text:p>Houses ok?</text:p>
          </table:table-cell>
          <table:table-cell table:style-name="Default" office:value-type="string" calcext:value-type="string">
            <text:p>Intro text ok?</text:p>
          </table:table-cell>
          <table:table-cell table:style-name="Default" office:value-type="string" calcext:value-type="string">
            <text:p>Reviewed?</text:p>
          </table:table-cell>
          <table:table-cell office:value-type="string" calcext:value-type="string">
            <text:p>No Blockers?</text:p>
          </table:table-cell>
        </table:table-row>
        <table:table-row table:style-name="ro1">
          <table:table-cell office:value-type="string" calcext:value-type="string">
            <text:p>A New Traged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c, TKLyo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Additional Forc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table:style-name="Default"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table:style-name="Default" office:value-type="string" calcext:value-type="string">
            <text:p>AKAs Magic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table:style-name="ce11" office:value-type="float" office:value="125" calcext:value-type="float">
            <text:p>125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fies Have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AlfieAce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ctic Arena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KLyo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izona Airfiel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attleship Bay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, VIE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l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lue Ho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TKLyo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ozic Destruction ZH v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DoMiNaToR, Beltar</text:p>
          </table:table-cell>
          <table:table-cell office:value-type="float" office:value="360" calcext:value-type="float">
            <text:p>36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nyon Fros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p3</text:p>
          </table:table-cell>
          <table:table-cell table:style-name="ce10" table:number-columns-repeated="7"/>
        </table:table-row>
        <table:table-row table:style-name="ro1">
          <table:table-cell office:value-type="string" calcext:value-type="string">
            <text:p>Crazy Beach ZH v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ewgate &amp; Outdoor Experiences</text:p>
          </table:table-cell>
          <table:table-cell table:style-name="ce10" table:number-columns-repeated="4"/>
          <table:table-cell table:style-name="ce3" office:value-type="string" calcext:value-type="string">
            <text:p>NO</text:p>
          </table:table-cell>
          <table:table-cell table:style-name="ce10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ammed Cottage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mmed Korhal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75 (dam), 9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ammed Scorp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string" calcext:value-type="string">
            <text:p>80 (dam), 12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Fury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ouble Damination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table:style-name="ce8" office:value-type="string" calcext:value-type="string">
            <text:p>150 (dam), 21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y River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ust Devil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50" calcext:value-type="float">
            <text:p>25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cho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ndboss ZH v2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Entropys Empir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kName, 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est of Camelot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est of Oblivion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ort Payn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cMan2099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anamura Templ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berOwl, -TanSo-</text:p>
          </table:table-cell>
          <table:table-cell office:value-type="float" office:value="270" calcext:value-type="float">
            <text:p>27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table:style-name="ce3" office:value-type="string" calcext:value-type="string">
            <text:p>Kinky Field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ToR, TimberOwl</text:p>
          </table:table-cell>
          <table:table-cell table:style-name="ce10"/>
          <table:table-cell table:style-name="ce7" table:number-columns-repeated="5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ural Threats ZH v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, Agent21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oseidons Lai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oxy War ZH v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Rainforest Reservoir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movich, DoMiNaToR, TimberOwl</text:p>
          </table:table-cell>
          <table:table-cell table:style-name="ce17" office:value-type="string" calcext:value-type="string">
            <text:p>60 (dam), 34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ising Legion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cred La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kura Forest II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, -RaDaR^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Salt Lake River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ovik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w Land Nation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, Firelord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Snowy Drought ZH v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diyy, Specovik</text:p>
          </table:table-cell>
          <table:table-cell office:value-type="float" office:value="400" calcext:value-type="float">
            <text:p>4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nowy Roads ZH 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anSo-</text:p>
          </table:table-cell>
          <table:table-cell office:value-type="float" office:value="220" calcext:value-type="float">
            <text:p>22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orm Surge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iane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iny Tactics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MerciBKK</text:p>
          </table:table-cell>
          <table:table-cell office:value-type="float" office:value="270" calcext:value-type="float">
            <text:p>27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rban Pinch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nding River Revised ZH v1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/>
          <table:table-cell table:style-name="ce9" table:number-columns-repeated="5"/>
          <table:table-cell/>
        </table:table-row>
        <table:table-row table:style-name="ro1">
          <table:table-cell office:value-type="string" calcext:value-type="string">
            <text:p>Yelling Avalanche ZH 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aX</text:p>
          </table:table-cell>
          <table:table-cell office:value-type="float" office:value="210" calcext:value-type="float">
            <text:p>2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3" office:value-type="string" calcext:value-type="string">
            <text:p>Yota Nation Arena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4"/>
          <table:table-cell table:style-name="ce21" office:value-type="string" calcext:value-type="string">
            <text:p>PENDING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Yota Nation Battleground ZH v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4"/>
          <table:table-cell table:style-name="ce21" office:value-type="string" calcext:value-type="string">
            <text:p>PENDING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terac Pas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nimals of the Genera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ztec Empir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iamonds Ed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strict 10 ZH v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table:style-name="ce8" office:value-type="float" office:value="145" calcext:value-type="float">
            <text:p>145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gotten Factory ZH 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, -RaDaR^</text:p>
          </table:table-cell>
          <table:table-cell table:style-name="ce8" table:number-columns-repeated="6"/>
          <table:table-cell/>
        </table:table-row>
        <table:table-row table:style-name="ro1">
          <table:table-cell office:value-type="string" calcext:value-type="string">
            <text:p>Four Victory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cMan2099</text:p>
          </table:table-cell>
          <table:table-cell table:style-name="ce8"/>
          <table:table-cell table:style-name="ce2" table:number-columns-repeated="2"/>
          <table:table-cell table:style-name="Default"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Freezing Bursa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berOwl</text:p>
          </table:table-cell>
          <table:table-cell table:style-name="ce8" office:value-type="float" office:value="230" calcext:value-type="float">
            <text:p>23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ier Rails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reen Goon ZH v1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Green Silk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diy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 on Rail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180" calcext:value-type="float">
            <text:p>18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rning Dew ZH v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il Carnage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KLyo, TimberOwl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urification ZH v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320" calcext:value-type="float">
            <text:p>32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piders Islan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MerciBKK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mperate Woods ZH v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TanSo-</text:p>
          </table:table-cell>
          <table:table-cell office:value-type="float" office:value="410" calcext:value-type="float">
            <text:p>4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urnament D ZH v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gate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on of Excalibu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astal Shock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ral Island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Chapo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ursed Hollow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YES</text:p>
          </table:table-cell>
          <table:table-cell table:style-name="ce7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silon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picMan209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rden of Terror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berOwl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YES</text:p>
          </table:table-cell>
          <table:table-cell table:style-name="ce7" table:number-columns-repeated="2"/>
          <table:table-cell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acier 6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G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Medieval Era ZH v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ojave Desert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310" calcext:value-type="float">
            <text:p>31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cky Mountains ZH v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MerciBKK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agasa Fortress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rian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iga Terror ZH v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TanSo-</text:p>
          </table:table-cell>
          <table:table-cell office:value-type="float" office:value="300" calcext:value-type="float">
            <text:p>3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urnament C ZH v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ncHD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quatic Paradi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ade Lenin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chaic Meltdow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30" calcext:value-type="float">
            <text:p>230</text:p>
          </table:table-cell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Between Them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attle for Reach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Dominion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berOwl, NoMerciBKK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esert Vortex ZH v7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orgotten Valley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ethal Mill ZH v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Lost Cause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t Pinatubo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riane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ddy Madnes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200" calcext:value-type="float">
            <text:p>200</text:p>
          </table:table-cell>
          <table:table-cell table:number-columns-repeated="5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ersian Gulf Conflict ZH v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7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y Kingdom Lagoon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KLyo</text:p>
          </table:table-cell>
          <table:table-cell/>
          <table:table-cell table:style-name="Default" table:number-columns-repeated="5"/>
          <table:table-cell table:style-name="ce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wisted Treeline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MerciBKK, -TanSo-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Umbrella Corps ZH v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tx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Urban Downfall ZH v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YES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Wastelands Dust ZH v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TanSo-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6T09:34:39.366000000</meta:creation-date>
    <dc:date>2024-04-27T08:07:22.354000000</dc:date>
    <meta:editing-duration>P4DT20H26M56S</meta:editing-duration>
    <meta:editing-cycles>458</meta:editing-cycles>
    <meta:generator>LibreOffice/7.3.4.2$Windows_X86_64 LibreOffice_project/728fec16bd5f605073805c3c9e7c4212a0120dc5</meta:generator>
    <meta:document-statistic meta:table-count="1" meta:cell-count="692" meta:object-count="0"/>
  </office:meta>
</office:document-meta>
</file>